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text:span><text:span text:style-name="T1">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asically the puppet code is going to use a plugin (FIXME?) to ask the Shadow Manager server what puppet classes it should be running. <text:s text:c="2"/></text:p>
      <text:p text:style-name="P7"/>
      <text:p text:style-name="P7">Most of the server side puppet setup can be done by the sm_import tool (which may eventually have a WUI equivalent around it)</text:p>
      <text:p text:style-name="P7"/>
      <text:p text:style-name="P7">SSEAGO: <text:s/>fill in</text:p>
      <text:p text:style-name="P7"/>
      <text:p text:style-name="P7">Machine (bare-metal) and Deployment (virtual) specific customizations can be made by adding or removing additional puppet classes. <text:s text:c="3"/></text:p>
      <text:p text:style-name="P7"/>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xml – includes metadata needed for adding to SM database.</text:p>
      <text:p text:style-name="P7"><text:tab/>/manifests/*.pp <text:s/>-- includes puppet manifests, can be named anything</text:p>
      <text:p text:style-name="P7"><text:tab/>/data/* -- includes data files and/or templates referenced by manifests</text:p>
      <text:p text:style-name="P7"/>
      <text:p text:style-name="P7">Each execution of the sm_import tool will do the following:</text:p>
      <text:p text:style-name="P7"/>
      <text:p text:style-name="P7"><text:tab/>Use the XML data to insert a row into the images database IF it's not already imported</text:p>
      <text:p text:style-name="P7"><text:tab/>Import the manifests to /var/lib/shadowmanager/profiles/$image-id/manifests/*</text:p>
      <text:p text:style-name="P7"><text:tab/>Import the data files to /var/lib/shadowmanager/profiles/$image-id/data/*</text:p>
      <text:p text:style-name="P7"><text:tab/>Update the site-wide puppet manifest as neccessary</text:p>
      <text:p text:style-name="P7"/>
      <text:p text:style-name="P7">NOTE: <text:s/>this can only be run after the initial “shadow import”, because distributions are needed in order to import image profiles.</text:p>
      <text:p text:style-name="P7"/>
      <text:h text:style-name="P6" text:outline-level="2">How Registration Works</text:h>
      <text:p text:style-name="P13"/>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mport” to rsync one or more distributions, this step CAN be repeated later to add more.</text:p>
        </text:list-item>
        <text:list-item>
          <text:p text:style-name="P14">SM then automatically configures cobbler and user does not run any cobbler commands again.</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Others?</text:p>
        </text:list-item>
      </text:list>
      <text:p text:style-name="Text_20_body"/>
      <text:p text:style-name="Text_20_body">MISC:</text:p>
      <text:p text:style-name="Text_20_body"/>
      <text:p text:style-name="Text_20_body">NODE RPMS:</text:p>
      <text:list text:style-name="L4">
        <text:list-item text:start-value="1">
          <text:p text:style-name="P15">shadowmanager-nodes:</text:p>
          <text:list>
            <text:list-item>
              <text:p text:style-name="P15">Node Daemon</text:p>
            </text:list-item>
            <text:list-item>
              <text:p text:style-name="P15">sm_register</text:p>
            </text:list-item>
            <text:list-item>
              <text:p text:style-name="P15">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1-16T13:41:15</meta:creation-date>
    <dc:creator>Adrian Likins</dc:creator>
    <dc:date>2007-01-19T14:19:43</dc:date>
    <dc:language>en-US</dc:language>
    <meta:editing-cycles>12</meta:editing-cycles>
    <meta:user-defined meta:name="Info 1"/>
    <meta:user-defined meta:name="Info 2"/>
    <meta:user-defined meta:name="Info 3"/>
    <meta:user-defined meta:name="Info 4"/>
    <meta:document-statistic meta:table-count="0" meta:image-count="0" meta:object-count="0" meta:page-count="16" meta:paragraph-count="111" meta:word-count="1660" meta:character-count="10240"/>
  </office:meta>
</office:document-meta>
</file>